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style:font-size-asian="10.5pt"/>
    </style:style>
    <style:style style:name="P2" style:family="paragraph" style:parent-style-name="Standard">
      <style:text-properties fo:language="es" fo:country="ES" officeooo:paragraph-rsid="0010f485"/>
    </style:style>
    <style:style style:name="P3" style:family="paragraph" style:parent-style-name="Standard">
      <style:text-properties fo:language="es" fo:country="ES" officeooo:paragraph-rsid="00124db1"/>
    </style:style>
    <style:style style:name="P4" style:family="paragraph" style:parent-style-name="Standard">
      <style:text-properties fo:language="es" fo:country="ES" officeooo:paragraph-rsid="00158095"/>
    </style:style>
    <style:style style:name="P5" style:family="paragraph" style:parent-style-name="Text_20_body">
      <style:text-properties fo:language="es" fo:country="ES" officeooo:rsid="00139a5c" officeooo:paragraph-rsid="00139a5c"/>
    </style:style>
    <style:style style:name="P6" style:family="paragraph" style:parent-style-name="Text_20_body">
      <style:text-properties fo:language="es" fo:country="ES" officeooo:rsid="00158095" officeooo:paragraph-rsid="00158095"/>
    </style:style>
    <style:style style:name="P7" style:family="paragraph" style:parent-style-name="Text_20_body">
      <style:text-properties fo:language="es" fo:country="ES" officeooo:paragraph-rsid="00157b97"/>
    </style:style>
    <style:style style:name="P8" style:family="paragraph" style:parent-style-name="Heading_20_1">
      <style:text-properties fo:language="es" fo:country="ES" officeooo:paragraph-rsid="00138762"/>
    </style:style>
    <style:style style:name="T1" style:family="text">
      <style:text-properties officeooo:rsid="0010f485"/>
    </style:style>
    <style:style style:name="T2" style:family="text">
      <style:text-properties officeooo:rsid="00124db1"/>
    </style:style>
    <style:style style:name="T3" style:family="text">
      <style:text-properties officeooo:rsid="00138762"/>
    </style:style>
    <style:style style:name="T4" style:family="text">
      <style:text-properties officeooo:rsid="001569c2"/>
    </style:style>
    <style:style style:name="T5" style:family="text">
      <style:text-properties officeooo:rsid="00157b97"/>
    </style:style>
    <style:style style:name="T6" style:family="text">
      <style:text-properties officeooo:rsid="001580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3">Introducción y contexto</text:span></text:h>
      <text:p text:style-name="P5">La cabina de votación es una parte fundamental en cualquier sistema electoral, independientemente del lugar en el que nos encontremos o tecnología requerida para realizar el voto, bien sea en un sobre o por Internet. El <text:span text:style-name="T4">sufragio secreto es una garantía mínima que impide que cualquier persona pueda influir o ver el voto de otra, para que así éste sea libre y no coaccionado. Este problema tiene una muy fácil solución en el contexto tradicional de unas elecciones, en el que los electores se encierran en una cabina para elegir de forma secreta su opción y guardarlo en un sobre, pero en las votaciones por Internet no es tan sencillo, ya que en el proceso interfieren muchas más variables relacionadas con la seguridad e integridad de los datos que enviamos desde nuestro equipo. Es por ello que en el contexto de cualquier aplicación de votos online como nVotes o AgoraUS es tan complejo e importante la implementación de un sistema de cabina de votación que mantenga la integridad de las opciones elegidas por el usuario. A su vez, este sistema también debe ser capaz de mostrar en una interfaz gráfica las distintas opciones posibles del sufragio de la forma más clara posible para evitar cualquier tipo de confusión. Por todo ello, nos encontramos en el diseño de una pieza fundamental del sistema del proyecto global de la asignatura, sin el cuál todo el trabajo carecería de sentido. </text:span></text:p>
      <text:p text:style-name="P6">Para llevar a cabo este trabajo no partimos desde cero, sino con la ayuda de un subsistema original ya programado y funcional, a partir del cual debemos realizar mejoras, corregir posibles errores, añadir nuevas funcionalidades y, en definitiva, intentar hacer que la experiencia final del usuario sea comletamente satisfactoria.</text:p>
      <text:p text:style-name="P7"><text:span text:style-name="T5">En este documento vamos a realizar una exposición respecto a lo acontecido durante la realización del proyecto, como la descripción completa del sistema desde un punto de vista funcional, el entorno de desarrollo, la gestión del proyecto llevada a cabo por todo el equipo y algunas conclusiones fina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7:46:26.092409753</meta:creation-date>
    <dc:date>2017-11-17T19:11:26.698055986</dc:date>
    <meta:editing-duration>PT5S</meta:editing-duration>
    <meta:editing-cycles>1</meta:editing-cycles>
    <meta:document-statistic meta:table-count="0" meta:image-count="0" meta:object-count="0" meta:page-count="1" meta:paragraph-count="4" meta:word-count="337" meta:character-count="2047" meta:non-whitespace-character-count="1713"/>
    <meta:generator>LibreOffice/5.1.6.2$Linux_X86_64 LibreOffice_project/10m0$Build-2</meta:generator>
  </office:meta>
</office:document-meta>
</file>